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7c3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7c3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7c3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7c3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7c3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7c3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7c3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7c3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7c3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7c3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7c3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7c3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7c3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7c3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7c3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7c3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7c3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ycruz Del Carmen Jiménez Ru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2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987520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los Augusto Ruz Ru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573719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1.89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9" meta:character-count="1174" meta:non-whitespace-character-count="1004"/>
    <meta:template xlink:type="simple" xlink:actuate="onRequest" xlink:title="Normal" xlink:href=""/>
  </office:meta>
</office:document-meta>
</file>